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2c5e" officeooo:paragraph-rsid="000b2c5e"/>
    </style:style>
    <style:style style:name="P2" style:family="paragraph" style:parent-style-name="Standard">
      <style:text-properties officeooo:rsid="000d1d72" officeooo:paragraph-rsid="000d1d72"/>
    </style:style>
    <style:style style:name="P3" style:family="paragraph" style:parent-style-name="Standard">
      <style:text-properties officeooo:paragraph-rsid="000d1d72"/>
    </style:style>
    <style:style style:name="P4" style:family="paragraph" style:parent-style-name="Standard">
      <style:text-properties officeooo:rsid="000ec3dc" officeooo:paragraph-rsid="000ec3dc"/>
    </style:style>
    <style:style style:name="P5" style:family="paragraph" style:parent-style-name="Standard">
      <style:text-properties officeooo:paragraph-rsid="000ec3dc"/>
    </style:style>
    <style:style style:name="P6" style:family="paragraph" style:parent-style-name="Standard">
      <style:paragraph-properties fo:break-before="page"/>
      <style:text-properties officeooo:rsid="000ec3dc" officeooo:paragraph-rsid="000ec3dc"/>
    </style:style>
    <style:style style:name="T1" style:family="text">
      <style:text-properties officeooo:rsid="000b2c5e"/>
    </style:style>
    <style:style style:name="T2" style:family="text">
      <style:text-properties officeooo:rsid="000d1d72"/>
    </style:style>
    <style:style style:name="T3" style:family="text">
      <style:text-properties officeooo:rsid="000ec3d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ec3dc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teiro:</text:p>
      <text:p text:style-name="P1">A família do heroi é de fazendeiros.</text:p>
      <text:p text:style-name="P1">Um dia ele vai a cidade para vender os legumes da fazenda. Mas antes seu pai avisa sobre os tempos perigosos, e manda ele ter cuidado.</text:p>
      <text:p text:style-name="P1">Sua irmã pede para ir com ele, mas ele fala que está muito perigoso.</text:p>
      <text:p text:style-name="P1">Quando ele volta, ele encontra seu pai morrendo, seu pai pede para ele salvar sua mãe/irmã.</text:p>
      <text:p text:style-name="P1">Ele segue os rastros que vão a uma dungeon, dentro de uma caverna.</text:p>
      <text:p text:style-name="P1">Lá ele encontra dois ocultistas falando sobre algum ritual de invocação, que usa uma criança como catalisador, varias sacrifícios.</text:p>
      <text:p text:style-name="P1">Ele segue os ocultistas e acaba sendo encontrado.</text:p>
      <text:p text:style-name="P1">Em sua fuga ele cai dentro de um buraco que, onde os ocultistas jogam os sacrifícios</text:p>
      <text:p text:style-name="P1">No meio dos escombros ele acha uma espada.</text:p>
      <text:p text:style-name="P1">Ao procurar uma maneira de sair ele acaba passando por um labirinto e chegando a um lugar estranho(lobby, com o ferreiro morto vivo/uma loja de potions e etc).</text:p>
      <text:p text:style-name="P3"><text:span text:style-name="T2">Ao andar mais, ele encontra um</text:span><text:span text:style-name="T1"> antigo cadáver </text:span><text:span text:style-name="T2">com </text:span><text:span text:style-name="T1">um livro, que narra uma historia muito semelhante a dele, o livro descreve o labirinto e a historia do cadáver, o livro está faltando paginas, porém fala sobre </text:span><text:span text:style-name="T2">8</text:span><text:span text:style-name="T1"> monstros que são usados para devorar os sacrifícios. Assim, para solucionar o mistério e encontrar sua irmã ele vai procurar os restantes das paginas.</text:span></text:p>
      <text:p text:style-name="P2">Na sala do primeiro boss, acha a mãe sendo comida hahahahahaha.</text:p>
      <text:p text:style-name="P2"/>
      <text:p text:style-name="P2"/>
      <text:p text:style-name="P3"><text:span text:style-name="T2">Na 5 pagina fala sobre o caminho para o salão do ritual, porem a porta diz que é necessario se transformar em um demonio para seguir o caminho, escolhas (sim → comer o coração de alguém amado/não→ ele tenta escapar, mas encontra o cadaver do seu pai/mãe perseguindo-os)</text:span></text:p>
      <text:p text:style-name="P1"/>
      <text:p text:style-name="P1">A cada monstro<text:span text:style-name="T2">(boss)</text:span> que ele mata, ele vai ficando mais insensível, <text:span text:style-name="T2">e com uma cor escura</text:span>(isso mesmo shadow of colossus) <text:span text:style-name="T2">o pentagrama(aquele portal do inicio), vai ascendendo as pontas.</text:span></text:p>
      <text:p text:style-name="P1"/>
      <text:p text:style-name="P4">Side-quest(opcional):</text:p>
      <text:p text:style-name="P4"/>
      <text:p text:style-name="P5">Diversas vezes o heroi tem que salvar/ajudar pessoas <text:span text:style-name="T3">mesmo as custa de quase salvar sua irmã mais rapido,</text:span> ganha pontos de <text:span text:style-name="T5">vontade</text:span><text:span text:style-name="T4">??</text:span>, ele pode ignorar <text:span text:style-name="T3">mas nunca consegue chegar a tempo pra salvar a irmã</text:span>. </text:p>
      <text:p text:style-name="P5"/>
      <text:p text:style-name="P5"/>
      <text:p text:style-name="P4">Finais:</text:p>
      <text:p text:style-name="P4"/>
      <text:p text:style-name="P4">Se ele ajudou todas as pessoas com sucesso → salva a irmã</text:p>
      <text:p text:style-name="P4"/>
      <text:p text:style-name="P4">Se ele não conseguiu salvar uma → Perde um membro</text:p>
      <text:p text:style-name="P4"/>
      <text:p text:style-name="P4">Se ele ignorou → ele mata a irmã e tras o apocalipse.</text:p>
      <text:p text:style-name="P4"/>
      <text:p text:style-name="P4">Se ele não quis se transforma em um demonzin → sua irmã é possuída e transforma ele em um <text:span text:style-name="T4">gato?</text:span></text:p>
      <text:p text:style-name="P6">Jogabilidade:</text:p>
      <text:p text:style-name="P4"/>
      <text:p text:style-name="P4">A principio, com a espada em mãos há uma chance media que o ataque falhe, mas ele apreende tecnicas com os flashbacks do livro.</text:p>
      <text:p text:style-name="P4"/>
      <text:p text:style-name="P4">Queria colocar diversas classes, mas não sei encaixar kkkk, porque tinha os pluzzes envolvendo as classes.</text:p>
      <text:p text:style-name="P4"/>
      <text:p text:style-name="P4">Pelo menos as 4 classes basicas, warrior, gatuno, mago, arqueir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9T16:52:20.799491547</meta:creation-date>
    <dc:date>2021-08-29T17:26:09.954084937</dc:date>
    <meta:editing-duration>PT28S</meta:editing-duration>
    <meta:editing-cycles>1</meta:editing-cycles>
    <meta:document-statistic meta:table-count="0" meta:image-count="0" meta:object-count="0" meta:page-count="2" meta:paragraph-count="26" meta:word-count="448" meta:character-count="2541" meta:non-whitespace-character-count="2118"/>
    <meta:generator>LibreOffice/6.4.7.2$Linux_X86_64 LibreOffice_project/40$Build-2</meta:generator>
  </office:meta>
</office:document-meta>
</file>